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1979in" fo:margin-left="0in" fo:margin-top="0in" fo:margin-bottom="0in" table:align="left"/>
    </style:style>
    <style:style style:name="Table1.A" style:family="table-column">
      <style:table-column-properties style:column-width="0.8854in"/>
    </style:style>
    <style:style style:name="Table1.B" style:family="table-column">
      <style:table-column-properties style:column-width="0.8021in"/>
    </style:style>
    <style:style style:name="Table1.C" style:family="table-column">
      <style:table-column-properties style:column-width="1.4271in"/>
    </style:style>
    <style:style style:name="Table1.D" style:family="table-column">
      <style:table-column-properties style:column-width="1.3757in"/>
    </style:style>
    <style:style style:name="Table1.E" style:family="table-column">
      <style:table-column-properties style:column-width="1.70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5in" fo:margin-left="0in" fo:margin-top="0in" fo:margin-bottom="0in" table:align="left"/>
    </style:style>
    <style:style style:name="Table2.A" style:family="table-column">
      <style:table-column-properties style:column-width="0.8639in"/>
    </style:style>
    <style:style style:name="Table2.B" style:family="table-column">
      <style:table-column-properties style:column-width="1.6361in"/>
    </style:style>
    <style:style style:name="Table2.C" style:family="table-column">
      <style:table-column-properties style:column-width="0.8333in"/>
    </style:style>
    <style:style style:name="Table2.D" style:family="table-column">
      <style:table-column-properties style:column-width="1.25in"/>
    </style:style>
    <style:style style:name="Table2.E" style:family="table-column">
      <style:table-column-properties style:column-width="1.66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5in" fo:margin-left="0in" fo:margin-top="0in" fo:margin-bottom="0in" table:align="left"/>
    </style:style>
    <style:style style:name="Table3.A" style:family="table-column">
      <style:table-column-properties style:column-width="1.6451in"/>
    </style:style>
    <style:style style:name="Table3.B" style:family="table-column">
      <style:table-column-properties style:column-width="0.8549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1.0729in"/>
    </style:style>
    <style:style style:name="Table3.E" style:family="table-column">
      <style:table-column-properties style:column-width="1.427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2.090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1.2535in"/>
    </style:style>
    <style:style style:name="Table5.B" style:family="table-column">
      <style:table-column-properties style:column-width="1.254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3.134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083in" fo:margin-left="0in" fo:margin-top="0in" fo:margin-bottom="0in" table:align="left"/>
    </style:style>
    <style:style style:name="Table7.A" style:family="table-column">
      <style:table-column-properties style:column-width="0.916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2.8028in"/>
    </style:style>
    <style:style style:name="Table7.D" style:family="table-column">
      <style:table-column-properties style:column-width="1.551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1354in" fo:margin-left="0in" fo:margin-top="0in" fo:margin-bottom="0in" table:align="left"/>
    </style:style>
    <style:style style:name="Table8.A" style:family="table-column">
      <style:table-column-properties style:column-width="1.2285in"/>
    </style:style>
    <style:style style:name="Table8.B" style:family="table-column">
      <style:table-column-properties style:column-width="1.3229in"/>
    </style:style>
    <style:style style:name="Table8.C" style:family="table-column">
      <style:table-column-properties style:column-width="0.8125in"/>
    </style:style>
    <style:style style:name="Table8.D" style:family="table-column">
      <style:table-column-properties style:column-width="1.6979in"/>
    </style:style>
    <style:style style:name="Table8.E" style:family="table-column">
      <style:table-column-properties style:column-width="1.073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 style:list-style-name="WWNum9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12">
      <style:paragraph-properties fo:margin-left="0.5in" fo:margin-right="0in" fo:text-align="justify" style:justify-single-word="false" fo:text-indent="-0.25in" style:auto-text-indent="false"/>
    </style:style>
    <style:style style:name="P11" style:family="paragraph" style:parent-style-name="Standard" style:list-style-name="WWNum14">
      <style:paragraph-properties fo:margin-left="0.5in" fo:margin-right="0in" fo:text-align="justify" style:justify-single-word="false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13" style:family="paragraph" style:parent-style-name="Standard" style:list-style-name="WWNum11">
      <style:paragraph-properties fo:margin-left="0.5in" fo:margin-right="0in" fo:text-align="justify" style:justify-single-word="false" fo:text-indent="-0.25in" style:auto-text-indent="false"/>
    </style:style>
    <style:style style:name="P14" style:family="paragraph" style:parent-style-name="Standard" style:list-style-name="WWNum15">
      <style:paragraph-properties fo:margin-left="0.5in" fo:margin-right="0in" fo:text-align="justify" style:justify-single-word="false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17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</style:style>
    <style:style style:name="P18" style:family="paragraph" style:parent-style-name="Standard" style:list-style-name="WWNum10">
      <style:paragraph-properties fo:margin-left="0.5in" fo:margin-right="0in" fo:text-align="justify" style:justify-single-word="false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</style:style>
    <style:style style:name="P20" style:family="paragraph" style:parent-style-name="Standard" style:list-style-name="WWNum13">
      <style:paragraph-properties fo:margin-left="0.5in" fo:margin-right="0in" fo:text-align="justify" style:justify-single-word="false" fo:text-indent="-0.25in" style:auto-text-indent="false"/>
    </style:style>
    <style:style style:name="P21" style:family="paragraph" style:parent-style-name="Standard" style:list-style-name="WWNum16">
      <style:paragraph-properties fo:margin-left="0.5in" fo:margin-right="0in" fo:text-align="justify" style:justify-single-word="false" fo:text-indent="-0.25in" style:auto-text-indent="false"/>
    </style:style>
    <style:style style:name="P22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3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style:text-underline-style="none"/>
    </style:style>
    <style:style style:name="T6" style:family="text">
      <style:text-properties style:text-position="sub 58%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Modèle relationnel</text:span></text:p>
      <text:p text:style-name="P2"/>
      <text:p text:style-name="P1"><text:span text:style-name="T2">Définitions</text:span></text:p>
      <text:p text:style-name="P1"/>
      <text:p text:style-name="P1">Une<text:span text:style-name="T3"> relation</text:span> est considérée comme un tableau à 2 dimensions. Elle contient des colonnes et des lignes. Il s'agit donc d'un groupe d'informations relatives à un sujet.</text:p>
      <text:p text:style-name="P1">Les <text:span text:style-name="T3">attributs </text:span>de la relation correspondent aux colonnes du tableau. </text:p>
      <text:p text:style-name="P1">Un <text:span text:style-name="T3">enregistrement</text:span> est un p-uplet mettant en relation les attributs. C'est donc une des lignes du tableau. </text:p>
      <text:p text:style-name="P1">Chaque case est une<text:span text:style-name="T3"> entrée</text:span>, aussi appelée <text:span text:style-name="T3">valeur</text:span>.</text:p>
      <text:p text:style-name="P1"/>
      <text:p text:style-name="P1"><text:span text:style-name="T4">Exemple :</text:span></text:p>
      <text:p text:style-name="P1"/>
      <text:p text:style-name="P1">Voici un tableau à deux dimensions représentant la relation appelée *Artistes*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<text:span text:style-name="T3">id_artiste </text:span></text:p>
          </table:table-cell>
          <table:table-cell table:style-name="Table1.A1" office:value-type="string">
            <text:p text:style-name="P1"><text:span text:style-name="T3">prenom </text:span></text:p>
          </table:table-cell>
          <table:table-cell table:style-name="Table1.A1" office:value-type="string">
            <text:p text:style-name="P1"><text:span text:style-name="T3">nom </text:span></text:p>
          </table:table-cell>
          <table:table-cell table:style-name="Table1.A1" office:value-type="string">
            <text:p text:style-name="P1"><text:span text:style-name="T3">pseudonyme </text:span></text:p>
          </table:table-cell>
          <table:table-cell table:style-name="Table1.A1" office:value-type="string">
            <text:p text:style-name="P1"><text:span text:style-name="T3">date_de_naissance </text:span></text:p>
          </table:table-cell>
        </table:table-row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1">Aurélien </text:p>
          </table:table-cell>
          <table:table-cell table:style-name="Table1.A1" office:value-type="string">
            <text:p text:style-name="P1">Cotentin </text:p>
          </table:table-cell>
          <table:table-cell table:style-name="Table1.A1" office:value-type="string">
            <text:p text:style-name="P1">Orelsan </text:p>
          </table:table-cell>
          <table:table-cell table:style-name="Table1.A1" office:value-type="string">
            <text:p text:style-name="P1"><text:s/>01/08/1982 </text:p>
          </table:table-cell>
        </table:table-row>
        <table:table-row table:style-name="Table1.1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1">William </text:p>
          </table:table-cell>
          <table:table-cell table:style-name="Table1.A1" office:value-type="string">
            <text:p text:style-name="P1">Kalubi Mwamba </text:p>
          </table:table-cell>
          <table:table-cell table:style-name="Table1.A1" office:value-type="string">
            <text:p text:style-name="P1">Damso </text:p>
          </table:table-cell>
          <table:table-cell table:style-name="Table1.A1" office:value-type="string">
            <text:p text:style-name="P1">10/05/1992 </text:p>
          </table:table-cell>
        </table:table-row>
        <table:table-row table:style-name="Table1.1"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1">Julien </text:p>
          </table:table-cell>
          <table:table-cell table:style-name="Table1.A1" office:value-type="string">
            <text:p text:style-name="P1">Schwarzer </text:p>
          </table:table-cell>
          <table:table-cell table:style-name="Table1.A1" office:value-type="string">
            <text:p text:style-name="P4">SCH</text:p>
          </table:table-cell>
          <table:table-cell table:style-name="Table1.A1" office:value-type="string">
            <text:p text:style-name="P1">06/04/1993</text:p>
          </table:table-cell>
        </table:table-row>
        <table:table-row table:style-name="Table1.1"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1">Issa </text:p>
          </table:table-cell>
          <table:table-cell table:style-name="Table1.A1" office:value-type="string">
            <text:p text:style-name="P1">Lorenzo Diakhaté</text:p>
          </table:table-cell>
          <table:table-cell table:style-name="Table1.A1" office:value-type="string">
            <text:p text:style-name="P1">Freeze Corleone</text:p>
          </table:table-cell>
          <table:table-cell table:style-name="Table1.A1" office:value-type="string">
            <text:p text:style-name="P1">06/06/1992 </text:p>
          </table:table-cell>
        </table:table-row>
      </table:table>
      <text:p text:style-name="P1"/>
      <text:list xml:id="list2949770822" text:style-name="WWNum9">
        <text:list-item>
          <text:p text:style-name="P6"><text:s/>Quels sont les attributs de cette relation?</text:p>
        </text:list-item>
      </text:list>
      <text:p text:style-name="P1"><text:soft-page-break/></text:p>
      <text:p text:style-name="P1"/>
      <text:list xml:id="list82058451957145" text:continue-numbering="true" text:style-name="WWNum9">
        <text:list-item>
          <text:p text:style-name="P6"><text:s/>Donner le premier enregistrement.</text:p>
        </text:list-item>
      </text:list>
      <text:p text:style-name="P1"/>
      <text:p text:style-name="P1"/>
      <text:list xml:id="list82057851423686" text:continue-numbering="true" text:style-name="WWNum9">
        <text:list-item>
          <text:p text:style-name="P6"><text:s/>Donner la dernière entrée de cette relation.</text:p>
        </text:list-item>
      </text:list>
      <text:p text:style-name="P1"/>
      <text:p text:style-name="P1"/>
      <text:p text:style-name="P1">Chaque attribut est associé à un <text:span text:style-name="T3">domaine</text:span>, c'est l'ensemble de valeurs que peut prendre une donnée. Le domaine est en quelque sorte un équivalent du type en python.</text:p>
      <text:p text:style-name="P1"/>
      <text:p text:style-name="P1">Par exemple, un <text:span text:style-name="T3">domaine</text:span> peut être :</text:p>
      <text:list xml:id="list2674792249" text:style-name="WWNum8">
        <text:list-item>
          <text:p text:style-name="P7"><text:s/>L'ensemble des entiers (INT)</text:p>
        </text:list-item>
      </text:list>
      <text:list xml:id="list2683943544" text:style-name="WWNum3">
        <text:list-item>
          <text:p text:style-name="P8"><text:s/>L'ensemble des nombres flottants (FLOAT)</text:p>
        </text:list-item>
      </text:list>
      <text:list xml:id="list669382879" text:style-name="WWNum1">
        <text:list-item>
          <text:p text:style-name="P9">Les chaines de caractères (TEXT) </text:p>
        </text:list-item>
      </text:list>
      <text:list xml:id="list3788829751" text:style-name="WWNum12">
        <text:list-item>
          <text:p text:style-name="P10">Les dates (DATE)</text:p>
        </text:list-item>
      </text:list>
      <text:list xml:id="list590501448" text:style-name="WWNum14">
        <text:list-item>
          <text:p text:style-name="P11">Les booléens (BOOL)</text:p>
        </text:list-item>
      </text:list>
      <text:list xml:id="list2589061028" text:style-name="WWNum4">
        <text:list-item>
          <text:p text:style-name="P12"><text:s/>etc </text:p>
        </text:list-item>
      </text:list>
      <text:p text:style-name="P1"/>
      <text:p text:style-name="P1"/>
      <text:p text:style-name="P1">Dans notre exemple :</text:p>
      <text:list xml:id="list3827480118" text:style-name="WWNum11">
        <text:list-item>
          <text:p text:style-name="P13"><text:s/>Les attributs pseudonyme, nom et prenom sont des chaînes de caractères, on dit alors qu'ils sont associés au domaine TEXT.</text:p>
        </text:list-item>
        <text:list-item>
          <text:p text:style-name="P13"><text:soft-page-break/><text:s/>Le domaine de l'attribut date_de_naissance est DATE.</text:p>
        </text:list-item>
      </text:list>
      <text:list xml:id="list2548651320" text:style-name="WWNum15">
        <text:list-item>
          <text:p text:style-name="P14"><text:s/>Le domaine de l'attribut id_artiste est INT.</text:p>
        </text:list-item>
      </text:list>
      <text:p text:style-name="P1"/>
      <text:p text:style-name="P1">Sur les domaines, une contrainte se pose, la <text:span text:style-name="T3">contrainte de domaine</text:span> : seules les valeurs présentent dans le domaine sont utilisables.</text:p>
      <text:p text:style-name="P1"/>
      <text:p text:style-name="P1"><text:span text:style-name="T2">Clé primaire</text:span></text:p>
      <text:p text:style-name="P3"/>
      <text:p text:style-name="P1">Dans une relation, une <text:span text:style-name="T3">clé primaire</text:span> (Primary Key) identifie de manière unique un enregistrement d'une relation. Elle ne peut être vide (NULL). Elle peut être composée d'un ou plusieurs attributs.</text:p>
      <text:p text:style-name="P1"/>
      <text:list xml:id="list82058001051536" text:continue-list="list82057851423686" text:style-name="WWNum9">
        <text:list-item>
          <text:p text:style-name="P6"><text:s/>Dans la relation *Artistes* vue plus haut, quel attribut peut être une clé primaire ?</text:p>
        </text:list-item>
      </text:list>
      <text:p text:style-name="P1"/>
      <text:p text:style-name="P1"/>
      <text:list xml:id="list82057896825142" text:continue-numbering="true" text:style-name="WWNum9">
        <text:list-item>
          <text:p text:style-name="P6"><text:s/>Peut-on choisir une autre clé primaire ? Justifier.</text:p>
        </text:list-item>
      </text:list>
      <text:p text:style-name="P1"/>
      <text:p text:style-name="P1"/>
      <text:p text:style-name="P1"><text:span text:style-name="T4">Remarque :</text:span></text:p>
      <text:p text:style-name="P1"/>
      <text:p text:style-name="P1">Dans certaines relations, les attributs ne permettent pas choisir une clé primaire appropriée, en cas d'homonymes par exemple. On ajoute alors à la relation une colonne dédiée qui sera la clé primaire avec un simple numéro, un identifiant souvent appelé <text:span text:style-name="T3">id</text:span> <text:s/>qui fera une clé primaire simple et fiable.</text:p>
      <text:p text:style-name="P1">L'existence d'une clé primaire est une <text:span text:style-name="T3">contrainte d'entité</text:span> qui permet de vérifier qu'il n'existe pas deux enregistrements identiques dans la base. Ce qui est interdit comme nous l'avons déjà dit. </text:p>
      <text:p text:style-name="P1"/>
      <text:p text:style-name="P1"><text:span text:style-name="T2">Base de données relationnelle</text:span></text:p>
      <text:p text:style-name="P1"><text:soft-page-break/></text:p>
      <text:p text:style-name="P1">Une base de données est constituée d'un ensemble de relations (donc de plusieurs tables).</text:p>
      <text:p text:style-name="P1">Reprenons notre exemple, on peut ajouter à notre base de données, la relation suivante, que nous appellerons <text:span text:style-name="T4">Albums</text:span>.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office:value-type="string">
            <text:p text:style-name="P1"><text:span text:style-name="T3">id_album</text:span></text:p>
          </table:table-cell>
          <table:table-cell table:style-name="Table2.A1" office:value-type="string">
            <text:p text:style-name="P1"><text:span text:style-name="T3">titre </text:span></text:p>
          </table:table-cell>
          <table:table-cell table:style-name="Table2.A1" office:value-type="string">
            <text:p text:style-name="P1"><text:span text:style-name="T3">id_artiste </text:span></text:p>
          </table:table-cell>
          <table:table-cell table:style-name="Table2.A1" office:value-type="string">
            <text:p text:style-name="P1"><text:span text:style-name="T3">date_de_sortie </text:span></text:p>
          </table:table-cell>
          <table:table-cell table:style-name="Table2.A1" office:value-type="string">
            <text:p text:style-name="P1"><text:span text:style-name="T3">label </text:span></text:p>
          </table:table-cell>
        </table:table-row>
        <table:table-row table:style-name="Table2.1"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1">Ipséité 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">28/04/2017</text:p>
          </table:table-cell>
          <table:table-cell table:style-name="Table2.A1" office:value-type="string">
            <text:p text:style-name="P1">Capitol </text:p>
          </table:table-cell>
        </table:table-row>
        <table:table-row table:style-name="Table2.1"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">La fête est finie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1">20/10/2017</text:p>
          </table:table-cell>
          <table:table-cell table:style-name="Table2.A1" office:value-type="string">
            <text:p text:style-name="P1">Wagram </text:p>
          </table:table-cell>
        </table:table-row>
        <table:table-row table:style-name="Table2.1"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1">Rooftop 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1"><text:s/>29/11/2019</text:p>
          </table:table-cell>
          <table:table-cell table:style-name="Table2.A1" office:value-type="string">
            <text:p text:style-name="P1">Maison Baron Rouge</text:p>
          </table:table-cell>
        </table:table-row>
        <table:table-row table:style-name="Table2.1"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1">Le chant des sirènes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1">05/05/2011</text:p>
          </table:table-cell>
          <table:table-cell table:style-name="Table2.A1" office:value-type="string">
            <text:p text:style-name="P1">Wagram </text:p>
          </table:table-cell>
        </table:table-row>
        <table:table-row table:style-name="Table2.1"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1">FDT 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1">11/09/2016</text:p>
          </table:table-cell>
          <table:table-cell table:style-name="Table2.A1" office:value-type="string">
            <text:p text:style-name="P1">M.M.S Records</text:p>
          </table:table-cell>
        </table:table-row>
        <table:table-row table:style-name="Table2.1"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1">Anarchie 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1"><text:s/>27/05/2016 </text:p>
          </table:table-cell>
          <table:table-cell table:style-name="Table2.A1" office:value-type="string">
            <text:p text:style-name="P1">Braabus </text:p>
          </table:table-cell>
        </table:table-row>
        <table:table-row table:style-name="Table2.1">
          <table:table-cell table:style-name="Table2.A1" office:value-type="string">
            <text:p text:style-name="P5">7</text:p>
          </table:table-cell>
          <table:table-cell table:style-name="Table2.A1" office:value-type="string">
            <text:p text:style-name="P1">Batterie faible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"><text:s/>08/07/2016</text:p>
          </table:table-cell>
          <table:table-cell table:style-name="Table2.A1" office:value-type="string">
            <text:p text:style-name="P1">Universal </text:p>
          </table:table-cell>
        </table:table-row>
        <table:table-row table:style-name="Table2.1">
          <table:table-cell table:style-name="Table2.A1" office:value-type="string">
            <text:p text:style-name="P5">8</text:p>
          </table:table-cell>
          <table:table-cell table:style-name="Table2.A1" office:value-type="string">
            <text:p text:style-name="P1">JVLIVS II 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1">19/03/2021</text:p>
          </table:table-cell>
          <table:table-cell table:style-name="Table2.A1" office:value-type="string">
            <text:p text:style-name="P1">Warner </text:p>
          </table:table-cell>
        </table:table-row>
        <table:table-row table:style-name="Table2.1">
          <table:table-cell table:style-name="Table2.A1" office:value-type="string">
            <text:p text:style-name="P5">9</text:p>
          </table:table-cell>
          <table:table-cell table:style-name="Table2.A1" office:value-type="string">
            <text:p text:style-name="P1">Perdu d'avance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1">16/02/2009 </text:p>
          </table:table-cell>
          <table:table-cell table:style-name="Table2.A1" office:value-type="string">
            <text:p text:style-name="P1">Wagram </text:p>
          </table:table-cell>
        </table:table-row>
        <table:table-row table:style-name="Table2.1">
          <table:table-cell table:style-name="Table2.A1" office:value-type="string">
            <text:p text:style-name="P5">10</text:p>
          </table:table-cell>
          <table:table-cell table:style-name="Table2.A1" office:value-type="string">
            <text:p text:style-name="P1">QALF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">18/12/2020 </text:p>
          </table:table-cell>
          <table:table-cell table:style-name="Table2.A1" office:value-type="string">
            <text:p text:style-name="P1">Universal </text:p>
          </table:table-cell>
        </table:table-row>
        <table:table-row table:style-name="Table2.1">
          <table:table-cell table:style-name="Table2.A1" office:value-type="string">
            <text:p text:style-name="P5">11</text:p>
          </table:table-cell>
          <table:table-cell table:style-name="Table2.A1" office:value-type="string">
            <text:p text:style-name="P1">Deo Favente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1">05/05/2017</text:p>
          </table:table-cell>
          <table:table-cell table:style-name="Table2.A1" office:value-type="string">
            <text:p text:style-name="P1">Capitol </text:p>
          </table:table-cell>
        </table:table-row>
        <table:table-row table:style-name="Table2.1">
          <table:table-cell table:style-name="Table2.A1" office:value-type="string">
            <text:p text:style-name="P5">12</text:p>
          </table:table-cell>
          <table:table-cell table:style-name="Table2.A1" office:value-type="string">
            <text:p text:style-name="P1">Projet Blue Beam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1">13/11/2018</text:p>
          </table:table-cell>
          <table:table-cell table:style-name="Table2.A1" office:value-type="string">
            <text:p text:style-name="P1">M.M.S Records</text:p>
          </table:table-cell>
        </table:table-row>
        <table:table-row table:style-name="Table2.1">
          <table:table-cell table:style-name="Table2.A1" office:value-type="string">
            <text:p text:style-name="P5">13</text:p>
          </table:table-cell>
          <table:table-cell table:style-name="Table2.A1" office:value-type="string">
            <text:p text:style-name="P1">Civilisation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1">19/11/2021 </text:p>
          </table:table-cell>
          <table:table-cell table:style-name="Table2.A1" office:value-type="string">
            <text:p text:style-name="P1">Wagram </text:p>
          </table:table-cell>
        </table:table-row>
        <table:table-row table:style-name="Table2.1">
          <table:table-cell table:style-name="Table2.A1" office:value-type="string">
            <text:p text:style-name="P5">14</text:p>
          </table:table-cell>
          <table:table-cell table:style-name="Table2.A1" office:value-type="string">
            <text:p text:style-name="P5">A7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1">13/11/2015</text:p>
          </table:table-cell>
          <table:table-cell table:style-name="Table2.A1" office:value-type="string">
            <text:p text:style-name="P1">Braabus </text:p>
          </table:table-cell>
        </table:table-row>
        <table:table-row table:style-name="Table2.1">
          <table:table-cell table:style-name="Table2.A1" office:value-type="string">
            <text:p text:style-name="P5">15</text:p>
          </table:table-cell>
          <table:table-cell table:style-name="Table2.A1" office:value-type="string">
            <text:p text:style-name="P5">LMF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1">11/09/2020</text:p>
          </table:table-cell>
          <table:table-cell table:style-name="Table2.A1" office:value-type="string">
            <text:p text:style-name="P1">M.M.S Records </text:p>
          </table:table-cell>
        </table:table-row>
        <table:table-row table:style-name="Table2.1">
          <table:table-cell table:style-name="Table2.A1" office:value-type="string">
            <text:p text:style-name="P5">16</text:p>
          </table:table-cell>
          <table:table-cell table:style-name="Table2.A1" office:value-type="string">
            <text:p text:style-name="P1">Lithopédion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">15/06/2018 </text:p>
          </table:table-cell>
          <table:table-cell table:style-name="Table2.A1" office:value-type="string">
            <text:p text:style-name="P1">Universal </text:p>
          </table:table-cell>
        </table:table-row>
        <table:table-row table:style-name="Table2.1">
          <table:table-cell table:style-name="Table2.A1" office:value-type="string">
            <text:p text:style-name="P5">17</text:p>
          </table:table-cell>
          <table:table-cell table:style-name="Table2.A1" office:value-type="string">
            <text:p text:style-name="P1">Projet Purrp Beam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1">25/11/2019 <text:s/></text:p>
          </table:table-cell>
          <table:table-cell table:style-name="Table2.A1" office:value-type="string">
            <text:p text:style-name="P1"><text:s/>CJusteRalenti Records</text:p>
          </table:table-cell>
        </table:table-row>
        <table:table-row table:style-name="Table2.1">
          <table:table-cell table:style-name="Table2.A1" office:value-type="string">
            <text:p text:style-name="P5">18</text:p>
          </table:table-cell>
          <table:table-cell table:style-name="Table2.A1" office:value-type="string">
            <text:p text:style-name="P1">JVLIVS 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1">19/10/2018 </text:p>
          </table:table-cell>
          <table:table-cell table:style-name="Table2.A1" office:value-type="string">
            <text:p text:style-name="P1">Maison Baron Rouge</text:p>
          </table:table-cell>
        </table:table-row>
      </table:table>
      <text:p text:style-name="P1"/>
      <text:list xml:id="list82058649485087" text:continue-numbering="true" text:style-name="WWNum9">
        <text:list-item>
          <text:p text:style-name="P6"><text:s/>Quels sont les attributs de cette relation ? </text:p>
        </text:list-item>
      </text:list>
      <text:p text:style-name="P1"/>
      <text:p text:style-name="P1"/>
      <text:list xml:id="list82059373818415" text:continue-numbering="true" text:style-name="WWNum9">
        <text:list-item>
          <text:p text:style-name="P6">Donner le cinquième enregistrement de la relation Albums.</text:p>
        </text:list-item>
      </text:list>
      <text:p text:style-name="P1"/>
      <text:p text:style-name="P1"/>
      <text:list xml:id="list82057693509701" text:continue-numbering="true" text:style-name="WWNum9">
        <text:list-item>
          <text:p text:style-name="P6"><text:s/>Donner une entrée.</text:p>
        </text:list-item>
      </text:list>
      <text:p text:style-name="P1"/>
      <text:p text:style-name="P1"/>
      <text:list xml:id="list82057657942124" text:continue-numbering="true" text:style-name="WWNum9">
        <text:list-item>
          <text:p text:style-name="P6"><text:s/>Donner un attribut ou un groupe d'attributs pouvant constituer une clé primaire pour cette relation.</text:p>
        </text:list-item>
      </text:list>
      <text:p text:style-name="P1"/>
      <text:p text:style-name="P1"/>
      <text:p text:style-name="P1">La base peut contenir plus de deux relations bien entendu. Voici, par exemple, une autre relation que nous appellerons <text:span text:style-name="T4">Chansons</text:span> :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"><text:span text:style-name="T3">titre </text:span></text:p>
          </table:table-cell>
          <table:table-cell table:style-name="Table3.A1" office:value-type="string">
            <text:p text:style-name="P1"><text:span text:style-name="T3">id_artiste </text:span></text:p>
          </table:table-cell>
          <table:table-cell table:style-name="Table3.A1" office:value-type="string">
            <text:p text:style-name="P1"><text:span text:style-name="T3">id_album </text:span></text:p>
          </table:table-cell>
          <table:table-cell table:style-name="Table3.A1" office:value-type="string">
            <text:p text:style-name="P1"><text:span text:style-name="T3">numero </text:span></text:p>
          </table:table-cell>
          <table:table-cell table:style-name="Table3.A1" office:value-type="string">
            <text:p text:style-name="P1"><text:span text:style-name="T3">annee_de_sortie </text:span></text:p>
          </table:table-cell>
        </table:table-row>
        <table:table-row table:style-name="Table3.1">
          <table:table-cell table:style-name="Table3.A1" office:value-type="string">
            <text:p text:style-name="P1">Freeze Raël <text:s text:c="2"/>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15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2020</text:p>
          </table:table-cell>
        </table:table-row>
        <table:table-row table:style-name="Table3.1">
          <table:table-cell table:style-name="Table3.A1" office:value-type="string">
            <text:p text:style-name="P5">911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10</text:p>
          </table:table-cell>
          <table:table-cell table:style-name="Table3.A1" office:value-type="string">
            <text:p text:style-name="P5">11</text:p>
          </table:table-cell>
          <table:table-cell table:style-name="Table3.A1" office:value-type="string">
            <text:p text:style-name="P5">2020</text:p>
          </table:table-cell>
        </table:table-row>
        <table:table-row table:style-name="Table3.1">
          <table:table-cell table:style-name="Table3.A1" office:value-type="string">
            <text:p text:style-name="P1">Mannschaft </text:p>
          </table:table-cell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8</text:p>
          </table:table-cell>
          <table:table-cell table:style-name="Table3.A1" office:value-type="string">
            <text:p text:style-name="P5">5</text:p>
          </table:table-cell>
          <table:table-cell table:style-name="Table3.A1" office:value-type="string">
            <text:p text:style-name="P5">2021</text:p>
          </table:table-cell>
        </table:table-row>
        <table:table-row table:style-name="Table3.1">
          <table:table-cell table:style-name="Table3.A1" office:value-type="string">
            <text:p text:style-name="P1">L'odeur de l'essence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13</text:p>
          </table:table-cell>
          <table:table-cell table:style-name="Table3.A1" office:value-type="string">
            <text:p text:style-name="P5">8</text:p>
          </table:table-cell>
          <table:table-cell table:style-name="Table3.A1" office:value-type="string">
            <text:p text:style-name="P5">2021</text:p>
          </table:table-cell>
        </table:table-row>
      </table:table>
      <text:p text:style-name="P1"><text:soft-page-break/></text:p>
      <text:p text:style-name="P1"><text:span text:style-name="T4">Remarque :</text:span></text:p>
      <text:p text:style-name="P1"/>
      <text:p text:style-name="P1">C'est le fait d'avoir plusieurs tables qui rend inutile de stipuler, pour chaque album, quel est la date de création de son label par exemple. <text:span text:style-name="T3">Définir plusieurs tables évite donc la redondance des valeurs et des colonnes et optimise ainsi la base de données.</text:span></text:p>
      <text:p text:style-name="P1"/>
      <text:list xml:id="list82057809534866" text:continue-numbering="true" text:style-name="WWNum9">
        <text:list-item>
          <text:p text:style-name="P6"><text:s/>Quels attributs de la relation peuvent être obtenues à partir d'une autre relation ? </text:p>
        </text:list-item>
      </text:list>
      <text:p text:style-name="P1"/>
      <text:p text:style-name="P1"/>
      <text:p text:style-name="P1">Par la suite, nous allons donc supprimer cet attribut !</text:p>
      <text:p text:style-name="P1">Il faut maintenant créer un lien entre nos relations.</text:p>
      <text:p text:style-name="P1"/>
      <text:p text:style-name="P1"><text:span text:style-name="T2">Clé étrangère</text:span></text:p>
      <text:p text:style-name="P1"/>
      <text:p text:style-name="P1">Pour établir un lien entre 2 relations R<text:span text:style-name="T6">A</text:span> et R<text:span text:style-name="T6">B</text:span>, on ajoute à R<text:span text:style-name="T6">A</text:span> un attribut x qui prendra les valeurs de la clé primaire de R<text:span text:style-name="T6">B</text:span>. Cet attribut x est appelé clef étrangère (l'attribut correspond à la clé primaire d'une autre table, d'où le nom).</text:p>
      <text:p text:style-name="P1">Dans l'exemple ci-dessus, l'attribut "id_album" de la relation *Chansons* permet bien d'établir un lien entre la relation<text:span text:style-name="T4"> Chansons </text:span>et la relation <text:span text:style-name="T4">Albums</text:span>, conclusion : "id_album" est une clé étrangère.</text:p>
      <text:p text:style-name="P1"/>
      <text:p text:style-name="P1">Une clé étrangère est une <text:span text:style-name="T3">contrainte d'intégrité</text:span> qui permet de garder une cohérence entre les deux relations :</text:p>
      <text:list xml:id="list3845813406" text:style-name="WWNum2">
        <text:list-item>
          <text:p text:style-name="P15"><text:s/>Ces valeurs doivent préexister dans la relation à laquelle elle fait référence : on ne peut pas ajouter à la clé étrangère une valeur qui n'est pas présente parmi les valeurs de la clé primaire de l'autre relation.</text:p>
        </text:list-item>
        <text:list-item>
          <text:p text:style-name="P15"><text:s/>On ne peut pas supprimer une valeur d'une clé primaire qui est référencée dans une clé étrangère.</text:p>
        </text:list-item>
      </text:list>
      <text:p text:style-name="P1"/>
      <text:p text:style-name="P1">Dans notre exemple, impossible d'enregistrer un album de JUL ou de supprimer l'album Civilisation de la relation <text:span text:style-name="T4">Albums</text:span>.</text:p>
      <text:p text:style-name="P1"><text:soft-page-break/>Il nous faut déterminer un attribut (ou groupe d'attribut) qui constitue une clé étrangère de la relation <text:span text:style-name="T4">Chansons</text:span> vers la relation <text:span text:style-name="T4">Albums</text:span>.</text:p>
      <text:p text:style-name="P1"/>
      <text:p text:style-name="P1">Pour rappel, la relation <text:span text:style-name="T4">Chansons</text:span> a été modifiée et se trouve être celle-ci :</text:p>
      <text:p text:style-name="P1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1"><text:span text:style-name="T3">titre </text:span></text:p>
          </table:table-cell>
          <table:table-cell table:style-name="Table4.A1" office:value-type="string">
            <text:p text:style-name="P1"><text:span text:style-name="T3">id_album </text:span></text:p>
          </table:table-cell>
          <table:table-cell table:style-name="Table4.A1" office:value-type="string">
            <text:p text:style-name="P1"><text:span text:style-name="T3">numero </text:span></text:p>
          </table:table-cell>
        </table:table-row>
        <table:table-row table:style-name="Table4.1">
          <table:table-cell table:style-name="Table4.A1" office:value-type="string">
            <text:p text:style-name="P1">Freeze Raël </text:p>
          </table:table-cell>
          <table:table-cell table:style-name="Table4.A1" office:value-type="string">
            <text:p text:style-name="P5">15</text:p>
          </table:table-cell>
          <table:table-cell table:style-name="Table4.A1" office:value-type="string">
            <text:p text:style-name="P5">1</text:p>
          </table:table-cell>
        </table:table-row>
        <table:table-row table:style-name="Table4.1">
          <table:table-cell table:style-name="Table4.A1" office:value-type="string">
            <text:p text:style-name="P5">911</text:p>
          </table:table-cell>
          <table:table-cell table:style-name="Table4.A1" office:value-type="string">
            <text:p text:style-name="P5">10</text:p>
          </table:table-cell>
          <table:table-cell table:style-name="Table4.A1" office:value-type="string">
            <text:p text:style-name="P5">11</text:p>
          </table:table-cell>
        </table:table-row>
        <table:table-row table:style-name="Table4.1">
          <table:table-cell table:style-name="Table4.A1" office:value-type="string">
            <text:p text:style-name="P1">Mannschaft</text:p>
          </table:table-cell>
          <table:table-cell table:style-name="Table4.A1" office:value-type="string">
            <text:p text:style-name="P5">8</text:p>
          </table:table-cell>
          <table:table-cell table:style-name="Table4.A1" office:value-type="string">
            <text:p text:style-name="P5">5</text:p>
          </table:table-cell>
        </table:table-row>
        <table:table-row table:style-name="Table4.1">
          <table:table-cell table:style-name="Table4.A1" office:value-type="string">
            <text:p text:style-name="P1">L'odeur de l'essence</text:p>
          </table:table-cell>
          <table:table-cell table:style-name="Table4.A1" office:value-type="string">
            <text:p text:style-name="P5">13</text:p>
          </table:table-cell>
          <table:table-cell table:style-name="Table4.A1" office:value-type="string">
            <text:p text:style-name="P5">8</text:p>
          </table:table-cell>
        </table:table-row>
      </table:table>
      <text:p text:style-name="P1"/>
      <text:list xml:id="list82059342196542" text:continue-list="list82057809534866" text:style-name="WWNum9">
        <text:list-item>
          <text:p text:style-name="P6"><text:s/>A quelles possibles clés primaires de la relation <text:span text:style-name="T4">Albums</text:span> la relation <text:span text:style-name="T4">Chansons</text:span> ne peut en aucun cas faire référence ?</text:p>
        </text:list-item>
      </text:list>
      <text:p text:style-name="P1"/>
      <text:p text:style-name="P1"/>
      <text:list xml:id="list82058815648672" text:continue-numbering="true" text:style-name="WWNum9">
        <text:list-item>
          <text:p text:style-name="P6"><text:s/>Quelle clé primaire doit-on alors impérativement choisir pour la relation <text:span text:style-name="T4">Albums</text:span> ?</text:p>
        </text:list-item>
      </text:list>
      <text:p text:style-name="P1"/>
      <text:p text:style-name="P1"/>
      <text:list xml:id="list82057551956511" text:continue-numbering="true" text:style-name="WWNum9">
        <text:list-item>
          <text:p text:style-name="P6"><text:s/>Quelle est la clé étrangère de la relation <text:span text:style-name="T4">Chansons</text:span> qui référence cette clé primaire ? </text:p>
        </text:list-item>
      </text:list>
      <text:p text:style-name="P1"/>
      <text:p text:style-name="P1"/>
      <text:p text:style-name="P1"><text:span text:style-name="T2">Autres contraintes</text:span></text:p>
      <text:p text:style-name="P1"/>
      <text:p text:style-name="P1"><text:soft-page-break/>Nous avons vu que la clé primaire imposait une <text:span text:style-name="T3">contrainte d'unicité</text:span> et la clé étrangère une <text:span text:style-name="T3">contrainte d'intégrité</text:span>. Il existe d'autre type de contraintes, par exemple :</text:p>
      <text:list xml:id="list4286953209" text:style-name="WWNum5">
        <text:list-item>
          <text:p text:style-name="P16"><text:s/>Une bonne pratique consiste à interdire qu'un attribut ne pas pas être nul (NULL). Cette contrainte de non nullité se fait au moyen du mot clé <text:span text:style-name="T3">NOT NULL</text:span>.</text:p>
        </text:list-item>
      </text:list>
      <text:list xml:id="list1762594296" text:style-name="WWNum7">
        <text:list-item>
          <text:p text:style-name="P17">Il arrive parfois qu'un attribut, bien qu'il ne soit pas une clé primaire, doit être unique. Il est possible de forcer cette unicité sans utiliser l'attribut comme clé primaire.</text:p>
        </text:list-item>
      </text:list>
      <text:list xml:id="list3552653583" text:style-name="WWNum10">
        <text:list-item>
          <text:p text:style-name="P18"><text:s/>On peut définir des <text:span text:style-name="T3">contraintes de domaine</text:span> en réduisant le domaine. Par exemple, un attribut entier peut voir sa plage réduite à un chiffre. Cela se fait lors de la requête pour créer la table ou en modifiant une table déjà existante.</text:p>
        </text:list-item>
      </text:list>
      <text:p text:style-name="P1"/>
      <text:p text:style-name="P1"><text:span text:style-name="T2">Schéma relationnel</text:span></text:p>
      <text:p text:style-name="P1"/>
      <text:p text:style-name="P1">Un <text:span text:style-name="T3">schéma de relation</text:span> d'une relation en précise le nom, les attributs et leurs domaines, la clé primaire et, éventuellement , la clé étrangère.</text:p>
      <text:p text:style-name="P1"/>
      <text:p text:style-name="P1">Ainsi, le schéma de relation de <text:span text:style-name="T4">Chansons</text:span> est :</text:p>
      <text:p text:style-name="P1">Chansons(<text:span text:style-name="T7">titre</text:span> : TEXT, <text:span text:style-name="T7">numero</text:span> : INT,#id_album : INT)</text:p>
      <text:p text:style-name="P1"/>
      <text:list xml:id="list82058780321358" text:continue-list="list82057551956511" text:style-name="WWNum9">
        <text:list-item>
          <text:p text:style-name="P6"><text:s/>Donner le schéma de relation de la relation *Artistes*.</text:p>
        </text:list-item>
      </text:list>
      <text:p text:style-name="P1"/>
      <text:p text:style-name="P1"/>
      <text:list xml:id="list82059371568617" text:continue-numbering="true" text:style-name="WWNum9">
        <text:list-item>
          <text:p text:style-name="P6"><text:s/>Donner le schéma de relation de la relation *Albums*.</text:p>
        </text:list-item>
      </text:list>
      <text:p text:style-name="P1"/>
      <text:p text:style-name="P1"/>
      <text:p text:style-name="P1">On appelle <text:span text:style-name="T3">schéma relationne</text:span>l l'ensemble de tous les schémas de relation d'une base de données.</text:p>
      <text:p text:style-name="P1"/>
      <text:list xml:id="list82059085505791" text:continue-numbering="true" text:style-name="WWNum9">
        <text:list-item>
          <text:p text:style-name="P6"><text:s/>Donner le schéma relationnel de notre base, constituée des relations <text:span text:style-name="T4">Artistes</text:span>, <text:span text:style-name="T4">Chansons</text:span> et <text:span text:style-name="T4">Album</text:span>s.</text:p>
        </text:list-item>
      </text:list>
      <text:p text:style-name="P22"><text:soft-page-break/></text:p>
      <text:p text:style-name="P1"><text:span text:style-name="T2">Exercices</text:span></text:p>
      <text:p text:style-name="P1"><text:span text:style-name="T4">Difficulté 1</text:span></text:p>
      <text:p text:style-name="P1"/>
      <text:p text:style-name="P1"><text:span text:style-name="T3">Exercice 1 :</text:span></text:p>
      <text:p text:style-name="P1">Associer chaque terme du modèle à sa description.</text:p>
      <text:p text:style-name="P1"/>
      <text:p text:style-name="P1">Clé étrangère <text:s text:c="38"/>p-uplet mettant en relation les attributs.</text:p>
      <text:p text:style-name="P1">Clé primaire<text:tab/><text:tab/><text:tab/><text:tab/> <text:s/>Fait "référence" à un élément.</text:p>
      <text:p text:style-name="P1">Domaine <text:s text:c="45"/>Ensemble de valeurs possibles.</text:p>
      <text:p text:style-name="P1">Enregistrement <text:s text:c="35"/>Identifie de façon unique chaque élément.</text:p>
      <text:p text:style-name="P1"/>
      <text:p text:style-name="P1"><text:span text:style-name="T3">Exercice 2 :</text:span></text:p>
      <text:p text:style-name="P1">Soit la table suivante :</text:p>
      <text:p text:style-name="P1"/>
      <table:table table:name="Table5" table:style-name="Table5">
        <table:table-column table:style-name="Table5.A"/>
        <table:table-column table:style-name="Table5.B" table:number-columns-repeated="4"/>
        <table:table-row table:style-name="Table5.1">
          <table:table-cell table:style-name="Table5.A1" office:value-type="string">
            <text:p text:style-name="P1"><text:span text:style-name="T3">id_voiture </text:span></text:p>
          </table:table-cell>
          <table:table-cell table:style-name="Table5.A1" office:value-type="string">
            <text:p text:style-name="P1"><text:span text:style-name="T3">modele </text:span></text:p>
          </table:table-cell>
          <table:table-cell table:style-name="Table5.A1" office:value-type="string">
            <text:p text:style-name="P1"><text:span text:style-name="T3">marque </text:span></text:p>
          </table:table-cell>
          <table:table-cell table:style-name="Table5.A1" office:value-type="string">
            <text:p text:style-name="P1"><text:span text:style-name="T3">kilométrage </text:span></text:p>
          </table:table-cell>
          <table:table-cell table:style-name="Table5.A1" office:value-type="string">
            <text:p text:style-name="P1"><text:span text:style-name="T3">couleur </text:span></text:p>
          </table:table-cell>
        </table:table-row>
        <table:table-row table:style-name="Table5.1">
          <table:table-cell table:style-name="Table5.A1" office:value-type="string">
            <text:p text:style-name="P5">1</text:p>
          </table:table-cell>
          <table:table-cell table:style-name="Table5.A1" office:value-type="string">
            <text:p text:style-name="P1">Renault </text:p>
          </table:table-cell>
          <table:table-cell table:style-name="Table5.A1" office:value-type="string">
            <text:p text:style-name="P1">Clio </text:p>
          </table:table-cell>
          <table:table-cell table:style-name="Table5.A1" office:value-type="string">
            <text:p text:style-name="P1">12000 </text:p>
          </table:table-cell>
          <table:table-cell table:style-name="Table5.A1" office:value-type="string">
            <text:p text:style-name="P1">Rouge </text:p>
          </table:table-cell>
        </table:table-row>
        <table:table-row table:style-name="Table5.1"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1">Peugeot </text:p>
          </table:table-cell>
          <table:table-cell table:style-name="Table5.A1" office:value-type="string">
            <text:p text:style-name="P1">205 </text:p>
          </table:table-cell>
          <table:table-cell table:style-name="Table5.A1" office:value-type="string">
            <text:p text:style-name="P1">22000 </text:p>
          </table:table-cell>
          <table:table-cell table:style-name="Table5.A1" office:value-type="string">
            <text:p text:style-name="P1">Noir </text:p>
          </table:table-cell>
        </table:table-row>
        <table:table-row table:style-name="Table5.1">
          <table:table-cell table:style-name="Table5.A1" office:value-type="string">
            <text:p text:style-name="P5">3</text:p>
          </table:table-cell>
          <table:table-cell table:style-name="Table5.A1" office:value-type="string">
            <text:p text:style-name="P1">Toyota </text:p>
          </table:table-cell>
          <table:table-cell table:style-name="Table5.A1" office:value-type="string">
            <text:p text:style-name="P1">Yaris </text:p>
          </table:table-cell>
          <table:table-cell table:style-name="Table5.A1" office:value-type="string">
            <text:p text:style-name="P1">33000 </text:p>
          </table:table-cell>
          <table:table-cell table:style-name="Table5.A1" office:value-type="string">
            <text:p text:style-name="P1">Noir </text:p>
          </table:table-cell>
        </table:table-row>
      </table:table>
      <text:p text:style-name="P1"/>
      <text:list xml:id="list1527523709" text:style-name="WWNum6">
        <text:list-item>
          <text:p text:style-name="P19"><text:s/>Combien d'attributs comporte cette table ? </text:p>
        </text:list-item>
      </text:list>
      <text:p text:style-name="P1"><text:soft-page-break/></text:p>
      <text:p text:style-name="P1"/>
      <text:list xml:id="list82058356936376" text:continue-numbering="true" text:style-name="WWNum6">
        <text:list-item>
          <text:p text:style-name="P19"><text:s/>Quel est le domaine de l'attribut kilométrage ?</text:p>
        </text:list-item>
      </text:list>
      <text:p text:style-name="P1"/>
      <text:p text:style-name="P1"/>
      <text:list xml:id="list82059197462448" text:continue-numbering="true" text:style-name="WWNum6">
        <text:list-item>
          <text:p text:style-name="P19"><text:s/>Donner un attribut ou un groupe d'attributs pouvant constituer une clé primaire pour cette relation.</text:p>
        </text:list-item>
      </text:list>
      <text:p text:style-name="P1"/>
      <text:p text:style-name="P1"/>
      <text:list xml:id="list82058167506693" text:continue-numbering="true" text:style-name="WWNum6">
        <text:list-item>
          <text:p text:style-name="P19"><text:s/>Donner le schéma de relation de la table.</text:p>
        </text:list-item>
      </text:list>
      <text:p text:style-name="P1"/>
      <text:p text:style-name="P1"><text:s/></text:p>
      <text:p text:style-name="P1"><text:span text:style-name="T3">Exercice 3 :</text:span></text:p>
      <text:p text:style-name="P1">Une sandwicherie effectuant des livraisons à domicile dispose d'une base de données dont certains extraits de tables sont reproduits ci-dessous. </text:p>
      <text:p text:style-name="P1"/>
      <text:p text:style-name="P1">La table <text:span text:style-name="T4">Sandwichs</text:span> :</text:p>
      <text:p text:style-name="P1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1"><text:span text:style-name="T3">nom_sandwich </text:span></text:p>
          </table:table-cell>
          <table:table-cell table:style-name="Table6.A1" office:value-type="string">
            <text:p text:style-name="P1"><text:span text:style-name="T3">prix </text:span></text:p>
          </table:table-cell>
        </table:table-row>
        <table:table-row table:style-name="Table6.1">
          <table:table-cell table:style-name="Table6.A1" office:value-type="string">
            <text:p text:style-name="P1">Cheeseburger </text:p>
          </table:table-cell>
          <table:table-cell table:style-name="Table6.A1" office:value-type="string">
            <text:p text:style-name="P1">3,90</text:p>
          </table:table-cell>
        </table:table-row>
        <table:table-row table:style-name="Table6.1">
          <table:table-cell table:style-name="Table6.A1" office:value-type="string">
            <text:p text:style-name="P1">Double cheese</text:p>
          </table:table-cell>
          <table:table-cell table:style-name="Table6.A1" office:value-type="string">
            <text:p text:style-name="P1">4,90</text:p>
          </table:table-cell>
        </table:table-row>
        <table:table-row table:style-name="Table6.1">
          <table:table-cell table:style-name="Table6.A1" office:value-type="string">
            <text:p text:style-name="P1">Italien</text:p>
          </table:table-cell>
          <table:table-cell table:style-name="Table6.A1" office:value-type="string">
            <text:p text:style-name="P1">4,90</text:p>
          </table:table-cell>
        </table:table-row>
        <table:table-row table:style-name="Table6.1">
          <table:table-cell table:style-name="Table6.A1" office:value-type="string">
            <text:p text:style-name="P1">Foie gras </text:p>
          </table:table-cell>
          <table:table-cell table:style-name="Table6.A1" office:value-type="string">
            <text:p text:style-name="P1">15,00</text:p>
          </table:table-cell>
        </table:table-row>
      </table:table>
      <text:p text:style-name="P1"><text:soft-page-break/></text:p>
      <text:p text:style-name="P1">La table <text:span text:style-name="T4">Clients</text:span> :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"><text:span text:style-name="T3">nom </text:span></text:p>
          </table:table-cell>
          <table:table-cell table:style-name="Table7.A1" office:value-type="string">
            <text:p text:style-name="P1"><text:span text:style-name="T3">prenom </text:span></text:p>
          </table:table-cell>
          <table:table-cell table:style-name="Table7.A1" office:value-type="string">
            <text:p text:style-name="P1"><text:span text:style-name="T3">adresse </text:span></text:p>
          </table:table-cell>
          <table:table-cell table:style-name="Table7.A1" office:value-type="string">
            <text:p text:style-name="P1"><text:span text:style-name="T3">numero_client </text:span></text:p>
          </table:table-cell>
        </table:table-row>
        <table:table-row table:style-name="Table7.1">
          <table:table-cell table:style-name="Table7.A1" office:value-type="string">
            <text:p text:style-name="P1">Bernard </text:p>
          </table:table-cell>
          <table:table-cell table:style-name="Table7.A1" office:value-type="string">
            <text:p text:style-name="P1">Alain </text:p>
          </table:table-cell>
          <table:table-cell table:style-name="Table7.A1" office:value-type="string">
            <text:p text:style-name="P1"><text:s/>9, rue Bienvenu, 13008 Marseille</text:p>
          </table:table-cell>
          <table:table-cell table:style-name="Table7.A1" office:value-type="string">
            <text:p text:style-name="P5">42</text:p>
          </table:table-cell>
        </table:table-row>
        <table:table-row table:style-name="Table7.1">
          <table:table-cell table:style-name="Table7.A1" office:value-type="string">
            <text:p text:style-name="P1">Bernard </text:p>
          </table:table-cell>
          <table:table-cell table:style-name="Table7.A1" office:value-type="string">
            <text:p text:style-name="P1">Yves </text:p>
          </table:table-cell>
          <table:table-cell table:style-name="Table7.A1" office:value-type="string">
            <text:p text:style-name="P1">2, rue Lafayette, 13400 Aubagne </text:p>
          </table:table-cell>
          <table:table-cell table:style-name="Table7.A1" office:value-type="string">
            <text:p text:style-name="P5">51</text:p>
          </table:table-cell>
        </table:table-row>
      </table:table>
      <text:p text:style-name="P1"/>
      <text:p text:style-name="P1">La tables <text:span text:style-name="T4">Commandes</text:span> :</text:p>
      <text:p text:style-name="P1"/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1"><text:span text:style-name="T3">numero_client </text:span></text:p>
          </table:table-cell>
          <table:table-cell table:style-name="Table8.A1" office:value-type="string">
            <text:p text:style-name="P1"><text:span text:style-name="T3">nom_sandwich </text:span></text:p>
          </table:table-cell>
          <table:table-cell table:style-name="Table8.A1" office:value-type="string">
            <text:p text:style-name="P1"><text:span text:style-name="T3">quantite </text:span></text:p>
          </table:table-cell>
          <table:table-cell table:style-name="Table8.A1" office:value-type="string">
            <text:p text:style-name="P1"><text:span text:style-name="T3">numero_commande </text:span></text:p>
          </table:table-cell>
          <table:table-cell table:style-name="Table8.A1" office:value-type="string">
            <text:p text:style-name="P1"><text:span text:style-name="T3">date </text:span></text:p>
          </table:table-cell>
        </table:table-row>
        <table:table-row table:style-name="Table8.1">
          <table:table-cell table:style-name="Table8.A1" office:value-type="string">
            <text:p text:style-name="P5">42</text:p>
          </table:table-cell>
          <table:table-cell table:style-name="Table8.A1" office:value-type="string">
            <text:p text:style-name="P1">Italien </text:p>
          </table:table-cell>
          <table:table-cell table:style-name="Table8.A1" office:value-type="string">
            <text:p text:style-name="P5">2</text:p>
          </table:table-cell>
          <table:table-cell table:style-name="Table8.A1" office:value-type="string">
            <text:p text:style-name="P1">12452 </text:p>
          </table:table-cell>
          <table:table-cell table:style-name="Table8.A1" office:value-type="string">
            <text:p text:style-name="P1">11/12/2019</text:p>
          </table:table-cell>
        </table:table-row>
        <table:table-row table:style-name="Table8.1">
          <table:table-cell table:style-name="Table8.A1" office:value-type="string">
            <text:p text:style-name="P5">42</text:p>
          </table:table-cell>
          <table:table-cell table:style-name="Table8.A1" office:value-type="string">
            <text:p text:style-name="P1">Foie gras </text:p>
          </table:table-cell>
          <table:table-cell table:style-name="Table8.A1" office:value-type="string">
            <text:p text:style-name="P5">1</text:p>
          </table:table-cell>
          <table:table-cell table:style-name="Table8.A1" office:value-type="string">
            <text:p text:style-name="P1">12452 </text:p>
          </table:table-cell>
          <table:table-cell table:style-name="Table8.A1" office:value-type="string">
            <text:p text:style-name="P1">11/12/2019</text:p>
          </table:table-cell>
        </table:table-row>
        <table:table-row table:style-name="Table8.1">
          <table:table-cell table:style-name="Table8.A1" office:value-type="string">
            <text:p text:style-name="P5">51</text:p>
          </table:table-cell>
          <table:table-cell table:style-name="Table8.A1" office:value-type="string">
            <text:p text:style-name="P1">Cheeseburger </text:p>
          </table:table-cell>
          <table:table-cell table:style-name="Table8.A1" office:value-type="string">
            <text:p text:style-name="P5">4</text:p>
          </table:table-cell>
          <table:table-cell table:style-name="Table8.A1" office:value-type="string">
            <text:p text:style-name="P1">13301 </text:p>
          </table:table-cell>
          <table:table-cell table:style-name="Table8.A1" office:value-type="string">
            <text:p text:style-name="P1"><text:s/>23/12/2019 </text:p>
          </table:table-cell>
        </table:table-row>
      </table:table>
      <text:p text:style-name="P1"/>
      <text:list xml:id="list2033019669" text:style-name="WWNum13">
        <text:list-item>
          <text:p text:style-name="P20"><text:s/>Une commande peut-elle comporter plusieurs sandwichs de types différents ? </text:p>
        </text:list-item>
      </text:list>
      <text:p text:style-name="P1"/>
      <text:p text:style-name="P1"/>
      <text:list xml:id="list82058712407448" text:continue-numbering="true" text:style-name="WWNum13">
        <text:list-item>
          <text:p text:style-name="P20"><text:s/>Quel attribut ou groupe d'attribut peut constituer une clé primaire pour la table <text:span text:style-name="T4">Sandwichs </text:span>? </text:p>
        </text:list-item>
      </text:list>
      <text:p text:style-name="P1"/>
      <text:p text:style-name="P1"/>
      <text:list xml:id="list82058415043386" text:continue-numbering="true" text:style-name="WWNum13">
        <text:list-item>
          <text:p text:style-name="P20"><text:soft-page-break/><text:s/>Quels attributs ou groupes d'attribut sont des clés étrangères dans la table <text:span text:style-name="T4">Commandes</text:span> ?</text:p>
        </text:list-item>
      </text:list>
      <text:p text:style-name="P1"/>
      <text:p text:style-name="P1"/>
      <text:p text:style-name="P1"/>
      <text:list xml:id="list82058287826548" text:continue-numbering="true" text:style-name="WWNum13">
        <text:list-item>
          <text:p text:style-name="P20"><text:s/>Quel est le schéma de relation de cette base de données ?</text:p>
        </text:list-item>
      </text:list>
      <text:p text:style-name="P1"/>
      <text:p text:style-name="P1"/>
      <text:p text:style-name="P1"/>
      <text:list xml:id="list82057480040806" text:continue-numbering="true" text:style-name="WWNum13">
        <text:list-item>
          <text:p text:style-name="P20"><text:s/>Cette base de données semble-t-elle bien modélisée ? Si ce n'est pas le cas, proposer une modification.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pan text:style-name="T4">Difficulté 2</text:span></text:p>
      <text:p text:style-name="P1"/>
      <text:p text:style-name="P1"><text:span text:style-name="T3">Exercice 4 :</text:span></text:p>
      <text:p text:style-name="P1">On souhaite modéliser un annuaire téléphonique simple dans lequel chaque personne (identifiée par son nom et son prénom) est associée à son numéro de téléphone . Proposer un schéma de relation de cet annuaire.</text:p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3">Exercice 5 :</text:span></text:p>
      <text:p text:style-name="P1">Donner la modélisation relationnelle d'un bulletin scolaire. Cette dernière doit permettre de mentionner :</text:p>
      <text:p text:style-name="P1"/>
      <text:list xml:id="list1506836318" text:style-name="WWNum16">
        <text:list-item>
          <text:p text:style-name="P21"><text:s/>Des élèves, possédant un numéro d'étudiant alphanumérique unique.</text:p>
        </text:list-item>
        <text:list-item>
          <text:p text:style-name="P21"><text:s/>Un ensemble de matières fixées, mais qui ne sont pas données.</text:p>
        </text:list-item>
        <text:list-item>
          <text:p text:style-name="P21"><text:s/>Au plus une note sur 20, par matière et par élève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0" meta:object-count="0" meta:page-count="14" meta:paragraph-count="324" meta:word-count="1567" meta:character-count="9527" meta:non-whitespace-character-count="8041"/>
    <meta:generator>LibreOfficeDev/6.0.5.2$Linux_X86_64 LibreOffice_project/</meta:generator>
  </office:meta>
</office:document-meta>
</file>